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8.001cm" svg:x="3.921cm" svg:y="5.44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.794cm" svg:height="2.159cm" svg:x="4.429cm" svg:y="7.3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944cm" svg:y1="7.35cm" svg:x2="4.944cm" svg:y2="9.509cm">
            <text:p/>
          </draw:line>
          <draw:line draw:style-name="gr3" draw:text-style-name="P1" draw:layer="layout" svg:x1="4.429cm" svg:y1="8.366cm" svg:x2="7.223cm" svg:y2="8.366cm">
            <text:p/>
          </draw:line>
          <draw:line draw:style-name="gr3" draw:text-style-name="P1" draw:layer="layout" svg:x1="4.429cm" svg:y1="9.001cm" svg:x2="7.223cm" svg:y2="9.001cm">
            <text:p/>
          </draw:line>
          <draw:line draw:style-name="gr3" draw:text-style-name="P1" draw:layer="layout" svg:x1="4.429cm" svg:y1="7.858cm" svg:x2="7.223cm" svg:y2="7.858cm">
            <text:p/>
          </draw:line>
        </draw:g>
        <draw:custom-shape draw:style-name="gr4" draw:text-style-name="P1" draw:layer="layout" svg:width="7.493cm" svg:height="1.778cm" svg:x="5.572cm" svg:y="10.525cm">
          <text:p text:style-name="P1">JGroups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.794cm" svg:height="2.159cm" svg:x="7.604cm" svg:y="7.3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119cm" svg:y1="7.351cm" svg:x2="8.119cm" svg:y2="9.51cm">
            <text:p/>
          </draw:line>
          <draw:line draw:style-name="gr3" draw:text-style-name="P1" draw:layer="layout" svg:x1="7.604cm" svg:y1="8.367cm" svg:x2="10.398cm" svg:y2="8.367cm">
            <text:p/>
          </draw:line>
          <draw:line draw:style-name="gr3" draw:text-style-name="P1" draw:layer="layout" svg:x1="7.604cm" svg:y1="9.002cm" svg:x2="10.398cm" svg:y2="9.002cm">
            <text:p/>
          </draw:line>
          <draw:line draw:style-name="gr3" draw:text-style-name="P1" draw:layer="layout" svg:x1="7.604cm" svg:y1="7.859cm" svg:x2="10.398cm" svg:y2="7.859cm">
            <text:p/>
          </draw:line>
        </draw:g>
        <draw:g>
          <draw:custom-shape draw:style-name="gr2" draw:text-style-name="P1" draw:layer="layout" svg:width="2.794cm" svg:height="2.159cm" svg:x="10.779cm" svg:y="7.3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1.294cm" svg:y1="7.351cm" svg:x2="11.294cm" svg:y2="9.51cm">
            <text:p/>
          </draw:line>
          <draw:line draw:style-name="gr3" draw:text-style-name="P1" draw:layer="layout" svg:x1="10.779cm" svg:y1="8.367cm" svg:x2="13.573cm" svg:y2="8.367cm">
            <text:p/>
          </draw:line>
          <draw:line draw:style-name="gr3" draw:text-style-name="P1" draw:layer="layout" svg:x1="10.779cm" svg:y1="9.002cm" svg:x2="13.573cm" svg:y2="9.002cm">
            <text:p/>
          </draw:line>
          <draw:line draw:style-name="gr3" draw:text-style-name="P1" draw:layer="layout" svg:x1="10.779cm" svg:y1="7.859cm" svg:x2="13.573cm" svg:y2="7.859cm">
            <text:p/>
          </draw:line>
        </draw:g>
        <draw:frame draw:style-name="gr5" draw:layer="layout" svg:width="3.355cm" svg:height="0.962cm" svg:x="8.059cm" svg:y="4.429cm">
          <draw:text-box>
            <text:p>JDG node</text:p>
          </draw:text-box>
        </draw:frame>
        <draw:frame draw:style-name="gr5" draw:layer="layout" svg:width="5.396cm" svg:height="0.962cm" svg:x="6.399cm" svg:y="6.261cm">
          <draw:text-box>
            <text:p>Infinispan cac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3:07:15</meta:creation-date>
    <dc:date>2013-05-03T13:18:03</dc:date>
    <meta:editing-duration>PT7M22S</meta:editing-duration>
    <meta:editing-cycles>4</meta:editing-cycles>
    <meta:generator>LibreOffice/3.6$Linux_X86_64 LibreOffice_project/360m1$Build-2</meta:generator>
    <meta:document-statistic meta:object-count="22"/>
  </office:meta>
</office:document-meta>
</file>